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71af" officeooo:paragraph-rsid="0018d372"/>
    </style:style>
    <style:style style:name="P2" style:family="paragraph" style:parent-style-name="Standard">
      <style:text-properties style:text-underline-style="solid" style:text-underline-width="auto" style:text-underline-color="font-color" officeooo:rsid="00101619" officeooo:paragraph-rsid="0018d372"/>
    </style:style>
    <style:style style:name="P3" style:family="paragraph" style:parent-style-name="Standard">
      <style:text-properties style:text-underline-style="solid" style:text-underline-width="auto" style:text-underline-color="font-color" officeooo:rsid="00101619" officeooo:paragraph-rsid="001db5a9"/>
    </style:style>
    <style:style style:name="P4" style:family="paragraph" style:parent-style-name="Standard">
      <style:text-properties style:text-underline-style="solid" style:text-underline-width="auto" style:text-underline-color="font-color" officeooo:rsid="00101619" officeooo:paragraph-rsid="001e49c4"/>
    </style:style>
    <style:style style:name="P5" style:family="paragraph" style:parent-style-name="Standard">
      <style:text-properties officeooo:rsid="0018d372" officeooo:paragraph-rsid="0018d372"/>
    </style:style>
    <style:style style:name="P6" style:family="paragraph" style:parent-style-name="Standard">
      <style:text-properties officeooo:rsid="0018d372" officeooo:paragraph-rsid="00200205"/>
    </style:style>
    <style:style style:name="P7" style:family="paragraph" style:parent-style-name="Standard">
      <style:text-properties officeooo:rsid="001a9338" officeooo:paragraph-rsid="001a9338"/>
    </style:style>
    <style:style style:name="P8" style:family="paragraph" style:parent-style-name="Standard">
      <style:text-properties officeooo:rsid="001a9338" officeooo:paragraph-rsid="00200205"/>
    </style:style>
    <style:style style:name="P9" style:family="paragraph" style:parent-style-name="Standard">
      <style:text-properties officeooo:rsid="001bca7f" officeooo:paragraph-rsid="001bca7f"/>
    </style:style>
    <style:style style:name="P10" style:family="paragraph" style:parent-style-name="Standard">
      <style:text-properties officeooo:rsid="001db5a9" officeooo:paragraph-rsid="001db5a9"/>
    </style:style>
    <style:style style:name="P11" style:family="paragraph" style:parent-style-name="Standard">
      <style:text-properties style:text-underline-style="none" officeooo:rsid="001db5a9" officeooo:paragraph-rsid="001db5a9"/>
    </style:style>
    <style:style style:name="P12" style:family="paragraph" style:parent-style-name="Standard">
      <style:text-properties style:text-underline-style="none" officeooo:rsid="001df362" officeooo:paragraph-rsid="001df362"/>
    </style:style>
    <style:style style:name="P13" style:family="paragraph" style:parent-style-name="Standard">
      <style:text-properties style:text-underline-style="none" officeooo:rsid="001df362" officeooo:paragraph-rsid="001e49c4"/>
    </style:style>
    <style:style style:name="P14" style:family="paragraph" style:parent-style-name="Standard">
      <style:text-properties style:text-underline-style="none" officeooo:rsid="001e49c4" officeooo:paragraph-rsid="001e49c4"/>
    </style:style>
    <style:style style:name="P15" style:family="paragraph" style:parent-style-name="Standard">
      <style:text-properties style:text-underline-style="none" officeooo:rsid="00200205" officeooo:paragraph-rsid="00200205"/>
    </style:style>
    <style:style style:name="T1" style:family="text">
      <style:text-properties officeooo:rsid="001071af"/>
    </style:style>
    <style:style style:name="T2" style:family="text">
      <style:text-properties officeooo:rsid="0018d372"/>
    </style:style>
    <style:style style:name="T3" style:family="text">
      <style:text-properties officeooo:rsid="001a9338"/>
    </style:style>
    <style:style style:name="T4" style:family="text">
      <style:text-properties officeooo:rsid="001bca7f"/>
    </style:style>
    <style:style style:name="T5" style:family="text">
      <style:text-properties style:text-position="sub 58%"/>
    </style:style>
    <style:style style:name="T6" style:family="text">
      <style:text-properties style:text-position="sub 58%" officeooo:rsid="001bca7f"/>
    </style:style>
    <style:style style:name="T7" style:family="text">
      <style:text-properties style:text-position="sub 58%" officeooo:rsid="001e49c4"/>
    </style:style>
    <style:style style:name="T8" style:family="text">
      <style:text-properties officeooo:rsid="001db5a9"/>
    </style:style>
    <style:style style:name="T9" style:family="text">
      <style:text-properties officeooo:rsid="001df362"/>
    </style:style>
    <style:style style:name="T10" style:family="text">
      <style:text-properties officeooo:rsid="001e49c4"/>
    </style:style>
    <style:style style:name="T11" style:family="text">
      <style:text-properties officeooo:rsid="00200205"/>
    </style:style>
    <style:style style:name="T12" style:family="text">
      <style:text-properties officeooo:rsid="002097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álisis de <text:span text:style-name="T2">F</text:span>FT e <text:span text:style-name="T1">IF</text:span>FT:</text:p>
      <text:p text:style-name="P2">Análisis temporal:</text:p>
      <text:p text:style-name="P1"/>
      <text:p text:style-name="P5">Cuando observamos la función fft vemos que se utilizan dos sub funciones llamadas fill0till_exp2 y _fft.</text:p>
      <text:p text:style-name="P6">La primera es la encargada de completar el vector con ceros hasta obtener un largo que sea potencia de dos, esta función, al ser iterativa, es simple de analizar.</text:p>
      <text:p text:style-name="P6">Se compone de una primera parte donde se hacen las declaraciones y algunos cálculos simples, los cuales son considerados de complejidad constante. Luego viene la parte iterativa donde se realizan n <text:span text:style-name="T3">+ m </text:span>operaciones de asignación que toman un tiempo constante, siendo n la cantidad de complejos <text:span text:style-name="T3">del vector original y m la cantidad necesaria para completar dicho vector hasta que su tamaño sea potencia de dos. Sabiendo que m toma como máximo un valor de n – 1, entonces podemos afirmar que la complejidad temporal de fill0till_exp2 es O(n).</text:span></text:p>
      <text:p text:style-name="P8">La segunda función es la FFT estrictamente. <text:span text:style-name="T11">E</text:span>sta, al ser una función recursiva, es un poco mas complicada de analizar que la anterior.</text:p>
      <text:p text:style-name="P8">Se compone de una primera parte, de complejidad constante, donde se hacen las declaraciones, dos ciclos donde se realizan n operaciones constantes (en este caso n es la cantidad de complejos incuyendo los agregados por <text:s/><text:span text:style-name="T2">fill0till_exp2, </text:span>pero continuaremos utilizando esta variable ya que para la notación asintótica no hay diferencia), dos llamadas recursivas a la misma función pasando vectores de tamaño n/2 y por último <text:span text:style-name="T4">otros dos ciclos donde, entre ambos, se realizan otras n operaciones constantes. Por lo que la complejidad de la _fft nos queda de la forma:</text:span></text:p>
      <text:p text:style-name="P7"/>
      <text:p text:style-name="P9">T<text:span text:style-name="T5">_fft</text:span>(n) =O(1) + 2O(n) + <text:s/>2T<text:span text:style-name="T5">_fft</text:span>(n/2) + O(n) = O(n) + 2T(n/2) </text:p>
      <text:p text:style-name="P9"/>
      <text:p text:style-name="P9">Una vez llegado a este punto, podemos utilizar el método de expansión, obteniendo así la complejidad temporal de _fft que resulta en:</text:p>
      <text:p text:style-name="P9"/>
      <text:p text:style-name="P9">T<text:span text:style-name="T5">_fft</text:span>(n) = O(nlog(n))</text:p>
      <text:p text:style-name="P9"/>
      <text:p text:style-name="P9">Por último al tener la complejidad de ambas sub funciones podemos sumarlas para obtener la complejidad de fft:</text:p>
      <text:p text:style-name="P9"/>
      <text:p text:style-name="P9">T(n) = O(n) + O(nlog(n)) = O(nlog(n))</text:p>
      <text:p text:style-name="P9"/>
      <text:p text:style-name="P10">La función ifft al tener el mismo formato que la fft puede ser analizada exactamente de la misma manera y llegando al mismo resultado.</text:p>
      <text:p text:style-name="P10"/>
      <text:p text:style-name="P3">Análisis <text:span text:style-name="T8">espacial</text:span>:</text:p>
      <text:p text:style-name="P11"/>
      <text:p text:style-name="P11">Para poder analizar la complejidad espacial de fft vamos a analizar primero las funciones que la componen.</text:p>
      <text:p text:style-name="P11">Observando fill0till_exp2 <text:span text:style-name="T9">notamos que la memoria utilizada es lineal con la cantidad de complejos del vector ya que el resto de la memoria pedida es constante y por lo tanto es despreciada por la notación asintótica.</text:span></text:p>
      <text:p text:style-name="P12"><text:span text:style-name="T12">Posteriormente, vemos en</text:span> la función _fft <text:span text:style-name="T12">que la misma </text:span>posee una primera parte en la asignación de variables donde se hace un pedido de memoria que puede considerarse constante, luego se crean dos vectores de largo n /2 y se realizan las llamadas recursivas, en el resto del código no se ejecutan pedidos de memoria. Por lo tanto, la complejidad espacial queda de la forma:</text:p>
      <text:p text:style-name="P12"/>
      <text:p text:style-name="P13">E<text:span text:style-name="T6">_fft</text:span>(n) = <text:span text:style-name="T10">O(1) + 2O(n/2) + 2E</text:span><text:span text:style-name="T7">_fft</text:span><text:span text:style-name="T10">(n/2) = O(n) + 2E</text:span><text:span text:style-name="T7">_fft</text:span><text:span text:style-name="T10">(n/2) = O(nlog(n))</text:span></text:p>
      <text:p text:style-name="P12"/>
      <text:p text:style-name="P12"/>
      <text:p text:style-name="P14"><text:soft-page-break/>Por último al sumar el coste temporal de ambas funciones obtenemos que la complejidad temporal de fft es de:</text:p>
      <text:p text:style-name="P14"/>
      <text:p text:style-name="P14">E(n) ) = O(n) + O(nlog(n)) = O(nlog(n))</text:p>
      <text:p text:style-name="P14"/>
      <text:p text:style-name="P15">Por la misma razón que se ha expuesto antes, la función ifft posee la misma complejidad espacial que la fft.</text:p>
      <text:p text:style-name="P14"/>
      <text:p text:style-name="P14"/>
      <text:p text:style-name="P4">Análisis de<text:span text:style-name="T10">l main</text:span>:</text:p>
      <text:p text:style-name="P4"/>
      <text:p text:style-name="P4">Análisis temporal:</text:p>
      <text:p text:style-name="P14">El main, si no consideramos el costo de las transformadas de Fourier, en el único momento en que se realiza una operación no constante es cuando se lee la linea de complejos del archivo, y este proceso tiene un coste lineal con la cantidad de complejos presentes en dicha linea. Luego al observar el coste temporal de las diferentes transformadas de Fourier vemos que todas superan ampliamente <text:span text:style-name="T12">este</text:span> coste. Por lo tanto, podemos afirmar que el coste temporal del programa esta directamente ligado al de la transformada utilizada.</text:p>
      <text:p text:style-name="P14"/>
      <text:p text:style-name="P4">Análisis <text:span text:style-name="T10">espacial</text:span>:</text:p>
      <text:p text:style-name="P14">Este caso es diferente al anterior ya que para lograr que el coste temporal del programa sea esencialmente el de la transformada utilizada se optó por utilizar memoria de m<text:span text:style-name="T11">ás. Por lo tanto, al analizar la memoria utilizada, podemos notar que esta se magnifica al leer la linea del archivo, ya que se reserva espacio para tantos complejos como la mitad mas uno de los caracteres de dicha línea. De esta forma se logra que en ningún punto del programa sea necesario aumentar la capacidad de los diferentes vectores aliviando significativamente el coste temporal del mismo.</text:span></text:p>
      <text:p text:style-name="P15">En el resto del programa la memoria utilizada es, a lo sumo, O(nlog(n)) siendo n la cantidad de <text:span text:style-name="T12">complejos</text:span> de una línea del archivo pero en el peor caso (y en la gran mayoria de los casos) este valor es ínfimo comparado la cantidad de caracteres que posee dicha línea. Por lo tanto, afirmamos que la complejidad espacial del programa es:</text:p>
      <text:p text:style-name="P15"/>
      <text:p text:style-name="P15">E(c) = O(c/2 + 1) = O(c) <text:s/>siendo c la cantidad de caracteres de cada lín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01:37:19.169258670</meta:creation-date>
    <dc:date>2019-12-05T03:12:04.763123433</dc:date>
    <meta:editing-duration>PT6M19S</meta:editing-duration>
    <meta:editing-cycles>1</meta:editing-cycles>
    <meta:document-statistic meta:table-count="0" meta:image-count="0" meta:object-count="0" meta:page-count="2" meta:paragraph-count="28" meta:word-count="788" meta:character-count="4641" meta:non-whitespace-character-count="3876"/>
    <meta:generator>LibreOffice/6.0.7.3$Linux_X86_64 LibreOffice_project/00m0$Build-3</meta:generator>
  </office:meta>
</office:document-meta>
</file>